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9.5pt" officeooo:paragraph-rsid="07d1e9dd" style:font-size-asian="9.5pt" style:font-size-complex="9.5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9.5pt" officeooo:paragraph-rsid="00211236" style:font-size-asian="9.5pt" style:font-size-complex="9.5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17:27.902000000</dc:date>
    <meta:editing-duration>P2DT1H14M24S</meta:editing-duration>
    <meta:editing-cycles>1094</meta:editing-cycles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